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1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WWNum10">
      <style:paragraph-properties fo:margin-left="0.5in" fo:margin-right="0in" fo:text-indent="-0.25in" style:auto-text-indent="false"/>
    </style:style>
    <style:style style:name="P5" style:family="paragraph" style:parent-style-name="Standard" style:list-style-name="WWNum21">
      <style:paragraph-properties fo:margin-left="0.5in" fo:margin-right="0in" fo:text-indent="-0.25in" style:auto-text-indent="false"/>
    </style:style>
    <style:style style:name="P6" style:family="paragraph" style:parent-style-name="Standard" style:list-style-name="WWNum15">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27">
      <style:paragraph-properties fo:margin-left="0.5in" fo:margin-right="0in" fo:text-indent="-0.25in" style:auto-text-indent="false"/>
    </style:style>
    <style:style style:name="P11" style:family="paragraph" style:parent-style-name="Standard" style:list-style-name="WWNum22">
      <style:paragraph-properties fo:margin-left="0.5in" fo:margin-right="0in" fo:text-indent="-0.25in" style:auto-text-indent="false"/>
    </style:style>
    <style:style style:name="P12" style:family="paragraph" style:parent-style-name="Standard" style:list-style-name="WWNum24">
      <style:paragraph-properties fo:margin-left="0.5in" fo:margin-right="0in" fo:text-indent="-0.25in" style:auto-text-indent="false"/>
    </style:style>
    <style:style style:name="P13" style:family="paragraph" style:parent-style-name="Standard" style:list-style-name="WWNum23">
      <style:paragraph-properties fo:margin-left="0.5in" fo:margin-right="0in" fo:text-indent="-0.25in" style:auto-text-indent="false"/>
    </style:style>
    <style:style style:name="P14" style:family="paragraph" style:parent-style-name="Standard" style:list-style-name="WWNum18">
      <style:paragraph-properties fo:margin-left="0.5in" fo:margin-right="0in" fo:text-indent="-0.25in" style:auto-text-indent="false"/>
    </style:style>
    <style:style style:name="P15" style:family="paragraph" style:parent-style-name="Standard" style:list-style-name="WWNum13">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26">
      <style:paragraph-properties fo:margin-left="0.5in" fo:margin-right="0in" fo:text-indent="-0.25in" style:auto-text-indent="false"/>
    </style:style>
    <style:style style:name="P19" style:family="paragraph" style:parent-style-name="Standard" style:list-style-name="WWNum17">
      <style:paragraph-properties fo:margin-left="0.5in" fo:margin-right="0in" fo:text-indent="-0.25in" style:auto-text-indent="false"/>
    </style:style>
    <style:style style:name="P20" style:family="paragraph" style:parent-style-name="Standard" style:list-style-name="WWNum25">
      <style:paragraph-properties fo:margin-left="0.5in" fo:margin-right="0in" fo:text-indent="-0.25in" style:auto-text-indent="false"/>
    </style:style>
    <style:style style:name="P21" style:family="paragraph" style:parent-style-name="Standard" style:list-style-name="WWNum3">
      <style:paragraph-properties fo:margin-left="0.5in" fo:margin-right="0in" fo:text-indent="-0.25in" style:auto-text-indent="false"/>
    </style:style>
    <style:style style:name="P22" style:family="paragraph" style:parent-style-name="Standard" style:list-style-name="WWNum16">
      <style:paragraph-properties fo:margin-left="0.5in" fo:margin-right="0in" fo:text-indent="-0.25in" style:auto-text-indent="false"/>
    </style:style>
    <style:style style:name="P23" style:family="paragraph" style:parent-style-name="Standard" style:list-style-name="WWNum28">
      <style:paragraph-properties fo:margin-left="0.5in" fo:margin-right="0in" fo:text-indent="-0.25in" style:auto-text-indent="false"/>
    </style:style>
    <style:style style:name="P24" style:family="paragraph" style:parent-style-name="Standard" style:list-style-name="WWNum29">
      <style:paragraph-properties fo:margin-left="0.5in" fo:margin-right="0in" fo:text-indent="-0.25in" style:auto-text-indent="false"/>
    </style:style>
    <style:style style:name="P25" style:family="paragraph" style:parent-style-name="Standard" style:list-style-name="WWNum14">
      <style:paragraph-properties fo:margin-left="0.5in" fo:margin-right="0in" fo:text-indent="-0.25in" style:auto-text-indent="false"/>
      <style:text-properties style:text-underline-style="none"/>
    </style:style>
    <style:style style:name="P26" style:family="paragraph" style:parent-style-name="Standard" style:list-style-name="WWNum20">
      <style:paragraph-properties fo:margin-left="0.5in" fo:margin-right="0in" fo:text-indent="-0.25in" style:auto-text-indent="false"/>
      <style:text-properties style:text-underline-style="none"/>
    </style:style>
    <style:style style:name="P27" style:family="paragraph" style:parent-style-name="Standard" style:list-style-name="WWNum11">
      <style:paragraph-properties fo:margin-left="0.5in" fo:margin-right="0in" fo:text-indent="-0.25in" style:auto-text-indent="false"/>
      <style:text-properties style:text-underline-style="none"/>
    </style:style>
    <style:style style:name="P28" style:family="paragraph" style:parent-style-name="Standard" style:list-style-name="WWNum11">
      <style:paragraph-properties fo:margin-left="0.5in" fo:margin-right="0in" fo:text-indent="-0.25in" style:auto-text-indent="false"/>
    </style:style>
    <style:style style:name="P29" style:family="paragraph" style:parent-style-name="Standard" style:list-style-name="WWNum20">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19">
      <style:paragraph-properties fo:margin-left="0.5in" fo:margin-right="0in" fo:text-indent="-0.25in" style:auto-text-indent="false"/>
    </style:style>
    <style:style style:name="P32" style:family="paragraph" style:parent-style-name="Standard" style:list-style-name="WWNum9">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1">
      <style:paragraph-properties fo:margin-left="0.5in" fo:margin-right="0in" fo:text-indent="-0.25in" style:auto-text-indent="false"/>
    </style:style>
    <style:style style:name="P35" style:family="paragraph" style:parent-style-name="Standard" style:list-style-name="WWNum21">
      <style:paragraph-properties fo:margin-left="1in" fo:margin-right="0in" fo:text-indent="-0.25in" style:auto-text-indent="false"/>
    </style:style>
    <style:style style:name="P36" style:family="paragraph" style:parent-style-name="Standard" style:list-style-name="WWNum15">
      <style:paragraph-properties fo:margin-left="1in" fo:margin-right="0in" fo:text-indent="-0.25in" style:auto-text-indent="false"/>
    </style:style>
    <style:style style:name="P37" style:family="paragraph" style:parent-style-name="Standard" style:list-style-name="WWNum5">
      <style:paragraph-properties fo:margin-left="1in" fo:margin-right="0in" fo:text-indent="-0.25in" style:auto-text-indent="false"/>
    </style:style>
    <style:style style:name="P38" style:family="paragraph" style:parent-style-name="Standard" style:list-style-name="WWNum22">
      <style:paragraph-properties fo:margin-left="1in" fo:margin-right="0in" fo:text-indent="-0.25in" style:auto-text-indent="false"/>
    </style:style>
    <style:style style:name="P39" style:family="paragraph" style:parent-style-name="Standard" style:list-style-name="WWNum13">
      <style:paragraph-properties fo:margin-left="1in" fo:margin-right="0in" fo:text-indent="-0.25in" style:auto-text-indent="false"/>
    </style:style>
    <style:style style:name="P40" style:family="paragraph" style:parent-style-name="Standard" style:list-style-name="WWNum13">
      <style:paragraph-properties fo:margin-left="1in" fo:margin-right="0in" fo:text-indent="-0.25in" style:auto-text-indent="false"/>
      <style:text-properties style:text-underline-style="none"/>
    </style:style>
    <style:style style:name="P41" style:family="paragraph" style:parent-style-name="Standard" style:list-style-name="WWNum6">
      <style:paragraph-properties fo:margin-left="1in" fo:margin-right="0in" fo:text-indent="-0.25in" style:auto-text-indent="false"/>
    </style:style>
    <style:style style:name="P42" style:family="paragraph" style:parent-style-name="Standard" style:list-style-name="WWNum26">
      <style:paragraph-properties fo:margin-left="1in" fo:margin-right="0in" fo:text-indent="-0.25in" style:auto-text-indent="false"/>
    </style:style>
    <style:style style:name="P43" style:family="paragraph" style:parent-style-name="Standard" style:list-style-name="WWNum17">
      <style:paragraph-properties fo:margin-left="1in" fo:margin-right="0in" fo:text-indent="-0.25in" style:auto-text-indent="false"/>
    </style:style>
    <style:style style:name="P44" style:family="paragraph" style:parent-style-name="Standard" style:list-style-name="WWNum25">
      <style:paragraph-properties fo:margin-left="1in" fo:margin-right="0in" fo:text-indent="-0.25in" style:auto-text-indent="false"/>
    </style:style>
    <style:style style:name="P45" style:family="paragraph" style:parent-style-name="Standard" style:list-style-name="WWNum13">
      <style:paragraph-properties fo:margin-left="1.5in" fo:margin-right="0in" fo:text-indent="-0.25in" style:auto-text-indent="false"/>
    </style:style>
    <style:style style:name="P46" style:family="paragraph" style:parent-style-name="Standard" style:list-style-name="WWNum13">
      <style:paragraph-properties fo:margin-left="2in" fo:margin-right="0in" fo:text-indent="-0.25in" style:auto-text-indent="false"/>
    </style:style>
    <style:style style:name="P47" style:family="paragraph" style:parent-style-name="Title" style:master-page-name="Standard">
      <style:paragraph-properties style:page-number="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4jgkyxat6cwj"/>ABOUT ME</text:p>
      <text:p text:style-name="Heading_20_1"><text:bookmark text:name="_734bx3fe1lu0"/>Brief Introduction</text:p>
      <text:p text:style-name="Standard">Hello, my name is Tim White. I’m 26 years old, I live in Raleigh, North Carolina, and I’m an</text:p>
      <text:list xml:id="list1097535637" text:style-name="WWNum10">
        <text:list-item>
          <text:p text:style-name="P4">electrical engineer by trade</text:p>
        </text:list-item>
        <text:list-item>
          <text:p text:style-name="P4">aspiring musician</text:p>
        </text:list-item>
        <text:list-item>
          <text:p text:style-name="P4">amateur web developer </text:p>
        </text:list-item>
        <text:list-item>
          <text:p text:style-name="P4">elite world traveler a few weeks out of the year</text:p>
        </text:list-item>
        <text:list-item>
          <text:p text:style-name="P4">adult when I need to be</text:p>
        </text:list-item>
        <text:list-item>
          <text:p text:style-name="P4">especially lucky life partner</text:p>
        </text:list-item>
        <text:list-item>
          <text:p text:style-name="P4">inquisitive person</text:p>
        </text:list-item>
        <text:list-item>
          <text:p text:style-name="P4">excel guru where function &gt; form</text:p>
        </text:list-item>
      </text:list>
      <text:p text:style-name="Standard"/>
      <text:p text:style-name="Standard">Thank you for checking out my website! Feel free to poke around and to reach out to me about anything on your mind.</text:p>
      <text:p text:style-name="Heading_20_1"><text:bookmark text:name="_tjjqnofi1qpw"/>Lifestyle &amp; Hobbies</text:p>
      <text:p text:style-name="Heading_20_2"><text:bookmark text:name="_p4xjmk67ix4r"/>Travel</text:p>
      <text:p text:style-name="Standard">I'm sure I'm not alone when I say I love to travel. My partner and I are lucky to have traveled to as many places as we have so far at our age, and I'm sure we'll find more opportunities for new and exciting trips as we develop further into our professional careers.</text:p>
      <text:p text:style-name="Standard"/>
      <text:p text:style-name="Standard">Like most people, we are riding the balance between vacation time through work, budgeting for travel, and commitments at home - in our case pets and family.</text:p>
      <text:p text:style-name="Standard"/>
      <text:p text:style-name="Standard">My personal desire for travel stems from my desire for new experiences. This could be as simple as seeing local flora &amp; fauna or listening to the languages and accents of the locals. Breathtaking landscapes, unique animals, and unfamiliar culture can turn an already sensory trip into an unforgettable expedition.</text:p>
      <text:p text:style-name="Heading_20_3"><text:bookmark text:name="_m9tf2h65g2xn"/>North Carolina</text:p>
      <text:p text:style-name="Heading_20_4"><text:bookmark text:name="_4bcs7lulodnv"/>Mountains</text:p>
      <text:p text:style-name="Standard">Most of our travel in North Carolina is in the mountains. The Blueridge Parkway and the surrounding scenic byways have granted access to a never-ending supply of difficult, rewarding hikes and the best local restaurants and bars the state has to offer.</text:p>
      <text:p text:style-name="Standard"/>
      <text:p text:style-name="Standard">We spend a lot of time in Asheville. It's a great hub for fresh mountain air and an incredible selection of craft beer and local food. We go for breakfast at Biscuit Head as much as possible. <text:soft-page-break/>If we find ourselves strolling near Pritchard Park, I also like to stop into the Pepper Palace because I like torturing myself with far-too-spicy-for-humans salsa and hot sauce.</text:p>
      <text:p text:style-name="Standard"/>
      <text:p text:style-name="Standard">I have also spent a significant amount of time in and around the Sylva &amp; Cullowhee area. Some of my favorite past trips with my hometown and college friends were to Western Carolina University and surrounding towns. We would eat, drink, laugh, and hike on repeat.</text:p>
      <text:p text:style-name="Heading_20_4"><text:bookmark text:name="_81zh73xawfq6"/>Beaches</text:p>
      <text:p text:style-name="Standard">Growing up, our go-to family weekend trips were to the outer banks - largely Nags Head. During those trips we’ve likely made it all the way up and down the coast a few times and have found our favorite spots. We were regulars at the Seafoam Motel, Bob’s Eat and Get the Hell Out, and we probably went through dozens of bottles of sunscreen with limited success.</text:p>
      <text:p text:style-name="Heading_20_4"><text:bookmark text:name="_bevsq8ohfd22"/>Piedmont/Central</text:p>
      <text:p text:style-name="Standard"/>
      <text:p text:style-name="Standard">North Carolina's Piedmont region has a lot to offer for those looking for a sprawling urban landscape and Raleigh-Southern culture. I love the cozy feeling of the Raleigh skyline. </text:p>
      <text:p text:style-name="Heading_20_4"><text:bookmark text:name="_p2wxfncxi1e7"/>Best Hiking</text:p>
      <text:p text:style-name="Heading_20_5"><text:bookmark text:name="_ntm8ska88h34"/>Shortoff Mountain (Linville Gorge) </text:p>
      <text:p text:style-name="Standard"/>
      <text:p text:style-name="Standard">Our first experience with Shortoff mountain was on a cloudy day. The ground was wet, the weather was chilly, and the best part - there was no one around. You drive in for what feels like two miles on loose gravel in the wooded area of clearly private property until the road dead-ends at the trailhead. </text:p>
      <text:p text:style-name="Standard"/>
      <text:p text:style-name="Standard">The 5.6 mile out and back hike starts uphill on loose large rock with an open sky behind you. The views vary dramatically as you zig zag uphill and end up in the underbrush area on the ridgeline. After 1,300' of elevation gain, we ran into a pond that formed on the ridgeline after the rains earlier in the morning/last night, and the pond was full of frogs! Normally, frogs croak from a distance and as you approach they all fall silent. In this case, the frogs didn't mind us at all, and I swear they even stopped croaking when we started walking off. </text:p>
      <text:p text:style-name="Standard"/>
      <text:p text:style-name="Standard">The views of the surrounding Linville Gorge area were incredible. The field of view was vast. We could see clouds rolling over the surrounding hills, and runoff from the earlier rain caused a series of small waterfalls to form on the ridelines opposite ours. 10/10 would go back with new people to share experience again.</text:p>
      <text:p text:style-name="Standard">(pic of Shortoff hike)</text:p>
      <text:p text:style-name="Standard"/>
      <text:p text:style-name="Standard">##### <text:s/>Lover's Leap (Hot Springs)</text:p>
      <text:p text:style-name="Standard">##### <text:s/>Bartram Trail: Jones Gap to Whiterock Mountain</text:p>
      <text:p text:style-name="Standard">##### <text:s/>Rainbow Falls &amp; Turtleback Falls</text:p>
      <text:p text:style-name="Standard">##### <text:s/>Pinnacle (Near Sylva)</text:p>
      <text:p text:style-name="Standard"><text:soft-page-break/>##### <text:s/>Sugarloaf (Carolina Beach)</text:p>
      <text:p text:style-name="Standard">##### <text:s/>Craggy Gardens</text:p>
      <text:p text:style-name="Standard">##### <text:s/>Stone Mountain Loop Trail</text:p>
      <text:p text:style-name="Standard">##### <text:s/>Raven Rock Loop Trail</text:p>
      <text:p text:style-name="Standard">##### <text:s/>Mount Mitchell Trail</text:p>
      <text:p text:style-name="Heading_20_4"><text:bookmark text:name="_a1btq1v9brs5"/>NC State Parks:</text:p>
      <text:p text:style-name="Standard"/>
      <text:p text:style-name="Standard">Between 2017 and 2019, my partner and I successfully completed the NC State Parks passport challenge by visiting all 41 State Parks. We hiked most of the available trails, camped in many of the parks, and thoroughly enjoyed every minute of it. It's easy to fall in love with the temperate climate, dense and varying vegetation, and abundant animal populations across the state. Some of my favorites are Gorges, Stone Mountain, Merchant’s Millpond, Raven Rock, and Fort Fisher.</text:p>
      <text:p text:style-name="Standard"/>
      <text:p text:style-name="Heading_20_3"><text:bookmark text:name="_vf9hvmxqmmft"/>Domestic (inter-state)</text:p>
      <text:p text:style-name="Standard">Southwest Road Trip</text:p>
      <text:p text:style-name="Standard">Portland, Maine</text:p>
      <text:p text:style-name="Standard">NYC</text:p>
      <text:p text:style-name="Standard">Atlanta</text:p>
      <text:p text:style-name="Standard">Family in Virginia</text:p>
      <text:p text:style-name="Heading_20_3"><text:bookmark text:name="_jkdkz7lyjirr"/>International</text:p>
      <text:p text:style-name="Standard">Cayman Islands Cruise</text:p>
      <text:p text:style-name="Standard">Meiterranean Cruise</text:p>
      <text:p text:style-name="Standard">Tanzania</text:p>
      <text:p text:style-name="Standard">Edmonton AB</text:p>
      <text:p text:style-name="Heading_20_3"><text:bookmark text:name="_7a070zrkj4m5"/>Future Travels</text:p>
      <text:p text:style-name="Standard">Argentina</text:p>
      <text:p text:style-name="Standard">Great Sequoia National Forest</text:p>
      <text:p text:style-name="Standard">Rural Japan</text:p>
      <text:p text:style-name="Heading_20_3"><text:bookmark text:name="_fkbw83fexhvv"/>Travel by the Numbers</text:p>
      <text:p text:style-name="Standard">The furthest I've ever been from home as the crow flies was during our trip to Tanzania. Specifically the island of Zanzibar, probably the town of Bwejuu. Approximately 8040 miles away in total. </text:p>
      <text:p text:style-name="Standard"/>
      <text:p text:style-name="Standard">The most miles driven on a single trip has been </text:p>
      <text:p text:style-name="Standard">The longest vacation I've been on away from home was </text:p>
      <text:p text:style-name="Standard"/>
      <text:p text:style-name="Standard"><text:soft-page-break/>#### What foods have I most enjoyed during travel?</text:p>
      <text:p text:style-name="Standard">#### What beers have I most enjoyed during travel?</text:p>
      <text:p text:style-name="Standard">#### Where have I tried coffee during travel?</text:p>
      <text:p text:style-name="Heading_20_2"><text:bookmark text:name="_jjpdjmvpt8jb"/>Food, Drinks, Drugs &amp; Alcohol</text:p>
      <text:p text:style-name="Heading_20_3"><text:bookmark text:name="_gn5mg0ec2h17"/>Food</text:p>
      <text:list xml:id="list3120219303" text:style-name="WWNum21">
        <text:list-item>
          <text:p text:style-name="P5">What are my favorite dishes?</text:p>
          <text:list>
            <text:list-item>
              <text:p text:style-name="P35">Paneer butter masala</text:p>
            </text:list-item>
            <text:list-item>
              <text:p text:style-name="P35">Banana Pepper/Mushroom Pizza</text:p>
            </text:list-item>
            <text:list-item>
              <text:p text:style-name="P35">Mandarin Orange Fake Chicken, Broccoli, Rice</text:p>
            </text:list-item>
            <text:list-item>
              <text:p text:style-name="P35">Fancy Ramen</text:p>
            </text:list-item>
          </text:list>
        </text:list-item>
        <text:list-item>
          <text:p text:style-name="P5">Do those favorite dishes extend to favorite cuisines?</text:p>
        </text:list-item>
        <text:list-item>
          <text:p text:style-name="P5">What is it specifically that I like in flavor - are there combinations that go well? Big ramen fan</text:p>
        </text:list-item>
        <text:list-item>
          <text:p text:style-name="P5">Do I like to cook? If so, What are my favorite meals to cook?</text:p>
        </text:list-item>
        <text:list-item>
          <text:p text:style-name="P5">What meal would I cook if I was having people over and wanted to make my best dish?</text:p>
        </text:list-item>
        <text:list-item>
          <text:p text:style-name="P5">Favorite restaurants?</text:p>
        </text:list-item>
        <text:list-item>
          <text:p text:style-name="P5">What role do spicy foods and hot peppers serve in your diet?</text:p>
        </text:list-item>
      </text:list>
      <text:p text:style-name="Heading_20_3"><text:bookmark text:name="_kgdouo6kd3ms"/>Alcohol</text:p>
      <text:list xml:id="list3920650760" text:style-name="WWNum15">
        <text:list-item>
          <text:p text:style-name="P6">What kind of beer do I like?</text:p>
          <text:list>
            <text:list-item>
              <text:p text:style-name="P36">Brown Ales</text:p>
            </text:list-item>
            <text:list-item>
              <text:p text:style-name="P36">Porters</text:p>
            </text:list-item>
            <text:list-item>
              <text:p text:style-name="P36">Stouts</text:p>
            </text:list-item>
            <text:list-item>
              <text:p text:style-name="P36">Pale Ales</text:p>
            </text:list-item>
            <text:list-item>
              <text:p text:style-name="P36">Hefeweizens</text:p>
            </text:list-item>
            <text:list-item>
              <text:p text:style-name="P36">Sours</text:p>
            </text:list-item>
          </text:list>
        </text:list-item>
        <text:list-item>
          <text:p text:style-name="P6">Why drink beer? (Social setting vs. relaxed feeling)</text:p>
          <text:list>
            <text:list-item>
              <text:p text:style-name="P36">The main reason I drink beer is for the social interactions that come with it. </text:p>
            </text:list-item>
            <text:list-item>
              <text:p text:style-name="P36">I also love the complexity and variety of the smells, tastes, and feelings of beer.</text:p>
            </text:list-item>
            <text:list-item>
              <text:p text:style-name="P36">I enjoy supporting local businesses and feel </text:p>
            </text:list-item>
          </text:list>
        </text:list-item>
        <text:list-item>
          <text:p text:style-name="P6">What's the best beer and where can people find it?</text:p>
        </text:list-item>
        <text:list-item>
          <text:p text:style-name="P6">How much do I drink?</text:p>
        </text:list-item>
        <text:list-item>
          <text:p text:style-name="P6">What's a healthy amount to drink?</text:p>
        </text:list-item>
        <text:list-item>
          <text:p text:style-name="P6">What's the best cheap beer?</text:p>
        </text:list-item>
        <text:list-item>
          <text:p text:style-name="P6">What beer is worth chipping the extra money for?</text:p>
        </text:list-item>
        <text:list-item>
          <text:p text:style-name="P6">What kind of wine do I like?</text:p>
        </text:list-item>
        <text:list-item>
          <text:p text:style-name="P6">Why have I never been to a vineyard?</text:p>
        </text:list-item>
        <text:list-item>
          <text:p text:style-name="P6">What kind of spirits do I enjoy?</text:p>
        </text:list-item>
        <text:list-item>
          <text:p text:style-name="P6">What spirits can I not drink?</text:p>
        </text:list-item>
        <text:list-item>
          <text:p text:style-name="P6">Where have I had the best spirits?</text:p>
        </text:list-item>
        <text:list-item>
          <text:p text:style-name="P6">Any favorite cocktail recipes?</text:p>
        </text:list-item>
      </text:list>
      <text:p text:style-name="Heading_20_3"><text:bookmark text:name="_u3q719x99kz"/><text:soft-page-break/>Coffee/Caffeine</text:p>
      <text:list xml:id="list1237749897" text:style-name="WWNum8">
        <text:list-item>
          <text:p text:style-name="P7">What are my earliest memories of coffee?</text:p>
        </text:list-item>
        <text:list-item>
          <text:p text:style-name="P7">What's my history with coffee?</text:p>
        </text:list-item>
        <text:list-item>
          <text:p text:style-name="P7">Why do I drink coffee? (Flavor, diversity, technical process of making it, habit, better alternative to soda/generally healthy)</text:p>
        </text:list-item>
        <text:list-item>
          <text:p text:style-name="P7">How do I make my coffee? (Start by roasting beans)</text:p>
        </text:list-item>
        <text:list-item>
          <text:p text:style-name="P7">Where have I tried good coffee?</text:p>
        </text:list-item>
        <text:list-item>
          <text:p text:style-name="P7">Am I worried about a caffeine addiction? (I have more of a coffee addiction than a caffeine addiction)</text:p>
        </text:list-item>
        <text:list-item>
          <text:p text:style-name="P7">How much does my coffee cost?</text:p>
        </text:list-item>
      </text:list>
      <text:p text:style-name="Heading_20_3"><text:bookmark text:name="_nhhdyo6qd72"/>Philosophy</text:p>
      <text:p text:style-name="Heading_20_3"><text:bookmark text:name="_bjor6nelvh5o"/>My Philosophy Overview</text:p>
      <text:list xml:id="list2451179948" text:style-name="WWNum2">
        <text:list-item>
          <text:p text:style-name="P8">Philosophy is the study of general and fundamental questions about existence, knowledge, values, reason, mind, and language</text:p>
        </text:list-item>
        <text:list-item>
          <text:p text:style-name="P8">What philosophy concepts do I have an introductory knowledge of?</text:p>
        </text:list-item>
        <text:list-item>
          <text:p text:style-name="P8">What philosophical concepts fascinate me the most?</text:p>
        </text:list-item>
        <text:list-item>
          <text:p text:style-name="P8">What does morality mean to me? (Link to my religion)</text:p>
        </text:list-item>
        <text:list-item>
          <text:p text:style-name="P8">What philosophical principles are involved in my life? (continuous learning, reason, etc.)</text:p>
        </text:list-item>
        <text:list-item>
          <text:p text:style-name="P8">Objectivity vs. Subjectivity</text:p>
        </text:list-item>
        <text:list-item>
          <text:p text:style-name="P8">What does reason mean to me?</text:p>
        </text:list-item>
      </text:list>
      <text:p text:style-name="Heading_20_3"><text:bookmark text:name="_qlsrftb76i7u"/>Life planning</text:p>
      <text:list xml:id="list3474123578" text:style-name="WWNum5">
        <text:list-item>
          <text:p text:style-name="P9">Current plan</text:p>
          <text:list>
            <text:list-item>
              <text:p text:style-name="P37">Stay healthy, travel frequently, spend as much quality time as possible with family and friends</text:p>
            </text:list-item>
          </text:list>
        </text:list-item>
        <text:list-item>
          <text:p text:style-name="P9">philosophy on money and retirement (age and $$), point A to point B. </text:p>
          <text:list>
            <text:list-item>
              <text:p text:style-name="P37">Money is a tool that can be used to buy needs and wants, we have all of our basic needs met right now so we are buying things we want while saving for retirement.</text:p>
            </text:list-item>
          </text:list>
        </text:list-item>
        <text:list-item>
          <text:p text:style-name="P9">How I justified buying a new car, cross-link hybrid to climate change and frugality.</text:p>
          <text:list>
            <text:list-item>
              <text:p text:style-name="P37">I spent too much time working on a cost-analysis for a new car. </text:p>
            </text:list-item>
          </text:list>
        </text:list-item>
      </text:list>
      <text:p text:style-name="Standard"/>
      <text:p text:style-name="Heading_20_3"><text:bookmark text:name="_5pizhtonczn3"/>Positive moral issues:</text:p>
      <text:list xml:id="list1962401032" text:style-name="WWNum27">
        <text:list-item>
          <text:p text:style-name="P10">Vegetarian diet (link to nutrition)</text:p>
        </text:list-item>
        <text:list-item>
          <text:p text:style-name="P10">Climate Change Activisim</text:p>
        </text:list-item>
        <text:list-item>
          <text:p text:style-name="P10">Disease (obviously COVID is an interesting topic)</text:p>
        </text:list-item>
        <text:list-item>
          <text:p text:style-name="P10">Geopolitical/Racial World injustices (Uyghurs, Taiwan, Crimea)</text:p>
        </text:list-item>
        <text:list-item>
          <text:p text:style-name="P10">My religion</text:p>
        </text:list-item>
        <text:list-item>
          <text:p text:style-name="P10">Composting</text:p>
        </text:list-item>
        <text:list-item>
          <text:p text:style-name="P10"><text:soft-page-break/>Alternative energy/hybrid cars/offsetting carbon emissions. Philosophy behind luxuries vs necessities</text:p>
        </text:list-item>
        <text:list-item>
          <text:p text:style-name="P10">Healthy, Experience Rich, Long life (nutrition longevity link)</text:p>
        </text:list-item>
      </text:list>
      <text:p text:style-name="Standard"/>
      <text:p text:style-name="Heading_20_2"><text:bookmark text:name="_ludf6ej6xeaq"/>Health and Wellness</text:p>
      <text:p text:style-name="Heading_20_3"><text:bookmark text:name="_hd7y4pmiv8ap"/>Exercise</text:p>
      <text:list xml:id="list4249239509" text:style-name="WWNum22">
        <text:list-item>
          <text:p text:style-name="P11">Physique:</text:p>
          <text:list>
            <text:list-item>
              <text:p text:style-name="P38">I’m in average shape. </text:p>
            </text:list-item>
          </text:list>
        </text:list-item>
        <text:list-item>
          <text:p text:style-name="P11">Favorite exercises:</text:p>
          <text:list>
            <text:list-item>
              <text:p text:style-name="P38">I’ve been into running recently. </text:p>
            </text:list-item>
            <text:list-item>
              <text:p text:style-name="P38">I enjoy road/stationary riding bicycles - cross-link injury. </text:p>
            </text:list-item>
            <text:list-item>
              <text:p text:style-name="P38">Strength training exercises include:</text:p>
            </text:list-item>
          </text:list>
        </text:list-item>
        <text:list-item>
          <text:p text:style-name="P11">skill level in various categories, </text:p>
        </text:list-item>
      </text:list>
      <text:p text:style-name="P1">I’m better at cardio than I am at strength training. I’m pretty lean</text:p>
      <text:list xml:id="list13606883581293" text:continue-numbering="true" text:style-name="WWNum22">
        <text:list-item>
          <text:p text:style-name="P11">history of attempts to get fit?</text:p>
        </text:list-item>
        <text:list-item>
          <text:p text:style-name="P11">failure modes (injury, boredom, beer)</text:p>
          <text:list>
            <text:list-item>
              <text:p text:style-name="P38">Moderate ankle sprain Spring 2020</text:p>
            </text:list-item>
            <text:list-item>
              <text:p text:style-name="P38">Gym closure due to COVID-19</text:p>
            </text:list-item>
            <text:list-item>
              <text:p text:style-name="P38">Bicycle injury</text:p>
            </text:list-item>
          </text:list>
        </text:list-item>
      </text:list>
      <text:p text:style-name="Heading_20_4"><text:bookmark text:name="_y155vej4r0hc"/>Nutrition</text:p>
      <text:list xml:id="list4057664853" text:style-name="WWNum24">
        <text:list-item>
          <text:p text:style-name="P12">Beyond my specific favorite foods, how healthy is my diet? </text:p>
        </text:list-item>
        <text:list-item>
          <text:p text:style-name="P12">How many calories do I tend to eat in a day?</text:p>
        </text:list-item>
        <text:list-item>
          <text:p text:style-name="P12">What has been my experience with intermittent fasting?</text:p>
        </text:list-item>
        <text:list-item>
          <text:p text:style-name="P12">Is sodium healthy?</text:p>
        </text:list-item>
        <text:list-item>
          <text:p text:style-name="P12">How much sodium do I intake?</text:p>
        </text:list-item>
        <text:list-item>
          <text:p text:style-name="P12">Is sugar healthy?</text:p>
        </text:list-item>
        <text:list-item>
          <text:p text:style-name="P12">How much sugar do I intake?</text:p>
        </text:list-item>
        <text:list-item>
          <text:p text:style-name="P12">What is my personal belief on macro/micro-nutrient breakdown for overall “health”/longevity (link to moral issue Longevity)</text:p>
        </text:list-item>
        <text:list-item>
          <text:p text:style-name="P12">Do I expect/know about any nutrient deficiencies?</text:p>
        </text:list-item>
        <text:list-item>
          <text:p text:style-name="P12">Do I take any supplements - and are they effective? Link to Multivitamin research</text:p>
        </text:list-item>
        <text:list-item>
          <text:p text:style-name="P12">Link to Nootropics research</text:p>
        </text:list-item>
        <text:list-item>
          <text:p text:style-name="P12">Link to macronutrient breakdown research</text:p>
        </text:list-item>
      </text:list>
      <text:p text:style-name="Heading_20_3"><text:bookmark text:name="_deidqgbhgt1z"/>Stress</text:p>
      <text:list xml:id="list1647638904" text:style-name="WWNum23">
        <text:list-item>
          <text:p text:style-name="P13">Normally I’m not a particularly stressed person. I’m a believer in positive thinking and taking a step back to problem-solve when possible. Fortunately, my career path provides for my basic needs, and I can now focus on the balance between responsible savings and the enjoyment of day-to-day life.</text:p>
        </text:list-item>
        <text:list-item>
          <text:p text:style-name="P13">Prior to full-time employment after college, I had just enough money to cover room and <text:soft-page-break/>board, food, and necessary travel. This, of course, was a source of stress for me at the time, but I have since found an appropriate lifestyle for my income and now feel more comfortable.</text:p>
        </text:list-item>
        <text:list-item>
          <text:p text:style-name="P13">That being said, and like many others, one source of my personal stress comes from the workplace. Depending on many factors, work can be inherently stressful. The sheer fact that working is a permanent responsibility can be stressful. It can also be a source of changing stress factors like meeting deadlines, dealing with customers and coworkers, and job security (or vulnerability at that).</text:p>
        </text:list-item>
        <text:list-item>
          <text:p text:style-name="P13">I find the changing stress factors easiest to adapt to. When it seems possible, I try to mitigate them, and when they’re outside of my control, I try to find solace in the “this too shall pass” mindset.</text:p>
        </text:list-item>
        <text:list-item>
          <text:p text:style-name="P13">For the more perpetual work-related stress factors, I have found there to be a healthy balance between those stresses, work performance, and compensation. So far, I have found positions of low inherent stress, high compensation, and therefore high work performance. I have found that the quality of my work is inversely-proportional to unnecessary stresses in the workplace; I would imagine this is the case with most people.</text:p>
        </text:list-item>
        <text:list-item>
          <text:p text:style-name="P13">Some of the more challenging stressors for me personally are the short bouts of anxiety related to existential dread or the overall health and well-being of my loved ones. Again, this is something that I’m sure many people encounter on the journey of life, and it is certainly something to learn from. I find comfort in continued life experiences and enjoying the time we have with others. It appears the only way to live a stress free life would be to ignore all of these stressors haha!</text:p>
        </text:list-item>
        <text:list-item>
          <text:p text:style-name="P13">One of my smaller stressors is anxiety related to my breathing. I have chronic sinusitis and inferior turbinate swelling that keeps me from breathing effectively through my nose. In my early 20’s I underwent a Septoplasty and Turbinate Reduction as a treatment. I find myself stressing over the fact that the results of that surgery are negligible and I still can’t breathe properly. It’s a goal of mine to get repeat surgery to try once more to mitigate the source of the problem.</text:p>
        </text:list-item>
        <text:list-item>
          <text:p text:style-name="P13">I think I handle each of my sources of stress particularly well. That being said, if enough stressors add up simultaneously, I tend to have a few reactions: my facial Acne flares up, my sleep schedule changes and I see a reduction in my quality of sleep. I can become irritable, and my diet can change for the worse. All of these factors can be in and of themselves additionally stressful. </text:p>
        </text:list-item>
        <text:list-item>
          <text:p text:style-name="P13">Anecdotally, I experience a relationship between positive mental well-being and physiological well-being. For that reason, I make it my goal to work towards fewer stressors even if it means dramatic changes in my life. I have been lucky so far to live largely stress free and have enjoyed just about everything life has thrown at me.</text:p>
        </text:list-item>
      </text:list>
      <text:p text:style-name="Heading_20_3"><text:bookmark text:name="_rla6x1z73rg6"/>Sleep</text:p>
      <text:list xml:id="list3471220124" text:style-name="WWNum18">
        <text:list-item>
          <text:p text:style-name="P14">If I had to guess, I would say I sleep for around 9 hours each night on average. How many of those hours are quality sleep depends on a number of factors. Some of the main sleep-benefiting habits for me are routine exercise, blue-light filtering, avoiding beer/meals for a few hours before bed, and selective melatonin supplementation. Some <text:soft-page-break/>of the less avoidable elements that affect my sleep quality are my sinus related nasal congestion and my sporadic bouts of restless legs.</text:p>
        </text:list-item>
        <text:list-item>
          <text:p text:style-name="P14">It’s my belief that humans are adaptable to a range of sleep patterns and that there is no right amount of sleep for everyone. Anecdotally, I know I can feel poorly-rested from sleeping too much and well rested from a short nap (even though I find it hard to nap during the day). It’s well-known that sleep deficits can build up over time, and because of that, I aim to sleep a reasonable amount of the night, repeatedly.</text:p>
        </text:list-item>
      </text:list>
      <text:p text:style-name="Heading_20_3"><text:bookmark text:name="_a9ugx6q6dhs0"/>Entertainment Media Inc.</text:p>
      <text:p text:style-name="Heading_20_4"><text:bookmark text:name="_w2pqkppuwum"/>Music</text:p>
      <text:list xml:id="list1650040108" text:style-name="WWNum13">
        <text:list-item>
          <text:p text:style-name="P15">Compilation of current favorite artists by genre.</text:p>
          <text:list>
            <text:list-item>
              <text:p text:style-name="P39">Rap</text:p>
              <text:list>
                <text:list-item>
                  <text:p text:style-name="P45">FBZ</text:p>
                </text:list-item>
                <text:list-item>
                  <text:p text:style-name="P45">Brockhampton</text:p>
                </text:list-item>
                <text:list-item>
                  <text:p text:style-name="P45">Mick Jenkins</text:p>
                </text:list-item>
                <text:list-item>
                  <text:p text:style-name="P45">Earthgang</text:p>
                </text:list-item>
                <text:list-item>
                  <text:p text:style-name="P45">Amine</text:p>
                </text:list-item>
                <text:list-item>
                  <text:p text:style-name="P45">Smino</text:p>
                </text:list-item>
                <text:list-item>
                  <text:p text:style-name="P45">Logic (old stuff)</text:p>
                </text:list-item>
                <text:list-item>
                  <text:p text:style-name="P45">Run the Jewels</text:p>
                </text:list-item>
              </text:list>
            </text:list-item>
            <text:list-item>
              <text:p text:style-name="P39">Rock</text:p>
              <text:list>
                <text:list-item>
                  <text:p text:style-name="P45">Polyphia</text:p>
                </text:list-item>
                <text:list-item>
                  <text:p text:style-name="P45">Sithu Aye</text:p>
                </text:list-item>
                <text:list-item>
                  <text:p text:style-name="P45">Bill Withers</text:p>
                </text:list-item>
                <text:list-item>
                  <text:p text:style-name="P45">Ripe</text:p>
                </text:list-item>
                <text:list-item>
                  <text:p text:style-name="P45">Elder</text:p>
                </text:list-item>
                <text:list-item>
                  <text:p text:style-name="P45">Spock’s Beard</text:p>
                </text:list-item>
              </text:list>
            </text:list-item>
            <text:list-item>
              <text:p text:style-name="P39">Folk/Indie</text:p>
              <text:list>
                <text:list-item>
                  <text:p text:style-name="P45">Ben Howard</text:p>
                </text:list-item>
                <text:list-item>
                  <text:p text:style-name="P45">Lucy Rose</text:p>
                </text:list-item>
                <text:list-item>
                  <text:p text:style-name="P45">The Devil Makes Three</text:p>
                </text:list-item>
                <text:list-item>
                  <text:p text:style-name="P45">Michael Kiwanuka</text:p>
                </text:list-item>
                <text:list-item>
                  <text:p text:style-name="P45">The Tallest Man on Earth</text:p>
                </text:list-item>
                <text:list-item>
                  <text:p text:style-name="P45">Jose Gonzalez</text:p>
                </text:list-item>
                <text:list-item>
                  <text:p text:style-name="P45">Alexi Murdoch</text:p>
                </text:list-item>
                <text:list-item>
                  <text:p text:style-name="P45">Phantogram</text:p>
                </text:list-item>
              </text:list>
            </text:list-item>
            <text:list-item>
              <text:p text:style-name="P39">Instrumental</text:p>
              <text:list>
                <text:list-item>
                  <text:p text:style-name="P45">Hip Hop Beats</text:p>
                  <text:list>
                    <text:list-item>
                      <text:p text:style-name="P46">Flying Lotus</text:p>
                    </text:list-item>
                    <text:list-item>
                      <text:p text:style-name="P46">J-Dilla</text:p>
                    </text:list-item>
                  </text:list>
                </text:list-item>
              </text:list>
            </text:list-item>
            <text:list-item>
              <text:p text:style-name="P39">Electronic</text:p>
            </text:list-item>
            <text:list-item>
              <text:p text:style-name="P40"/>
            </text:list-item>
          </text:list>
        </text:list-item>
        <text:list-item>
          <text:p text:style-name="P15">What’s my current ratio of genres by play time?</text:p>
        </text:list-item>
        <text:list-item>
          <text:p text:style-name="P15"><text:soft-page-break/>Descriptions of what I like in music, </text:p>
        </text:list-item>
        <text:list-item>
          <text:p text:style-name="P15">what I like in albums - album continuity, great lyrics, etc. rhythm, </text:p>
        </text:list-item>
        <text:list-item>
          <text:p text:style-name="P15">towards the bottom of the page show that I play music as well.</text:p>
        </text:list-item>
        <text:list-item>
          <text:p text:style-name="P15">Music festivals and concerts that we’ve been to/like to go to</text:p>
        </text:list-item>
      </text:list>
      <text:p text:style-name="Heading_20_4"><text:bookmark text:name="_nnowitehzuys"/><text:s/>Movies </text:p>
      <text:list xml:id="list2345710154" text:style-name="WWNum4">
        <text:list-item>
          <text:p text:style-name="P16">Compilation of favorites by genre</text:p>
        </text:list-item>
        <text:list-item>
          <text:p text:style-name="P16">Descriptions of what I like in movies - cinematography, good plot, good music</text:p>
        </text:list-item>
        <text:list-item>
          <text:p text:style-name="P16">maybe add some TV shows as well. </text:p>
        </text:list-item>
        <text:list-item>
          <text:p text:style-name="P16">Show some favorites, add some "If you liked this, try that", and some "thumbs up interaction".</text:p>
        </text:list-item>
        <text:list-item>
          <text:p text:style-name="P16">Maybe put together a top 10 list. </text:p>
        </text:list-item>
        <text:list-item>
          <text:p text:style-name="P16">Talk about favorite directors, talk about favorite filming styles while making it clear I have no idea what I'm talking about. </text:p>
        </text:list-item>
        <text:list-item>
          <text:p text:style-name="P16">Stupid blue orange contrast. </text:p>
        </text:list-item>
        <text:list-item>
          <text:p text:style-name="P16">Maybe add a most recently watched list that I don't really have to update very frequently.</text:p>
        </text:list-item>
      </text:list>
      <text:p text:style-name="Heading_20_4"><text:bookmark text:name="_4brt44s9ol9o"/>Books</text:p>
      <text:list xml:id="list380371644" text:style-name="WWNum6">
        <text:list-item>
          <text:p text:style-name="P17">Compilation of favorites</text:p>
          <text:list>
            <text:list-item>
              <text:p text:style-name="P41">ZAMM</text:p>
            </text:list-item>
            <text:list-item>
              <text:p text:style-name="P41">East of Eden</text:p>
            </text:list-item>
            <text:list-item>
              <text:p text:style-name="P41">Surely You’re Joking Mr. Feynman</text:p>
            </text:list-item>
            <text:list-item>
              <text:p text:style-name="P41">Brief History of Everything</text:p>
            </text:list-item>
          </text:list>
        </text:list-item>
        <text:list-item>
          <text:p text:style-name="P17">Most recently read</text:p>
        </text:list-item>
        <text:list-item>
          <text:p text:style-name="P17">Books I’m stuck on</text:p>
          <text:list>
            <text:list-item>
              <text:p text:style-name="P41">Lyla</text:p>
            </text:list-item>
          </text:list>
        </text:list-item>
        <text:list-item>
          <text:p text:style-name="P17">Audiobooks vs Print, is it similar? </text:p>
        </text:list-item>
      </text:list>
      <text:p text:style-name="Heading_20_4"><text:bookmark text:name="_7elj46nxb19n"/>Stand-up Comedy</text:p>
      <text:list xml:id="list1662603998" text:style-name="WWNum26">
        <text:list-item>
          <text:p text:style-name="P18">I love comedy</text:p>
        </text:list-item>
        <text:list-item>
          <text:p text:style-name="P18">Favorite comedians</text:p>
          <text:list>
            <text:list-item>
              <text:p text:style-name="P42">Demitri Martin</text:p>
            </text:list-item>
            <text:list-item>
              <text:p text:style-name="P42">George Carlin</text:p>
            </text:list-item>
            <text:list-item>
              <text:p text:style-name="P42">John Mulaney</text:p>
            </text:list-item>
            <text:list-item>
              <text:p text:style-name="P42">Mitch Hedberg (RIP)</text:p>
            </text:list-item>
            <text:list-item>
              <text:p text:style-name="P42">Mike Birbiglia</text:p>
            </text:list-item>
            <text:list-item>
              <text:p text:style-name="P42">Hannibal Buress</text:p>
            </text:list-item>
          </text:list>
        </text:list-item>
      </text:list>
      <text:p text:style-name="Heading_20_4"><text:bookmark text:name="_h92ektjryuxi"/>Video Games</text:p>
      <text:list xml:id="list686627868" text:style-name="WWNum17">
        <text:list-item>
          <text:p text:style-name="P19">Kerbal Space Program</text:p>
          <text:list>
            <text:list-item>
              <text:p text:style-name="P43">Building rockets takes careful planning and attention to detail</text:p>
            </text:list-item>
            <text:list-item>
              <text:p text:style-name="P43">Staging and utilizing automatic maneuvers makes it more of a planning game than an execution game</text:p>
            </text:list-item>
          </text:list>
        </text:list-item>
        <text:list-item>
          <text:p text:style-name="P19">Minecraft</text:p>
          <text:list>
            <text:list-item>
              <text:p text:style-name="P43"><text:soft-page-break/>I like creative building and I like the motivation of a survival game</text:p>
            </text:list-item>
            <text:list-item>
              <text:p text:style-name="P43">The storyline is interesting.</text:p>
            </text:list-item>
          </text:list>
        </text:list-item>
        <text:list-item>
          <text:p text:style-name="P19">Civ 5/6</text:p>
          <text:list>
            <text:list-item>
              <text:p text:style-name="P43">History of major technological advancements makes for a fun competition</text:p>
            </text:list-item>
          </text:list>
        </text:list-item>
        <text:list-item>
          <text:p text:style-name="P19">Skyrim</text:p>
          <text:list>
            <text:list-item>
              <text:p text:style-name="P43">The art style, replayability, and customization of your character make this a great fantasy game</text:p>
            </text:list-item>
          </text:list>
        </text:list-item>
        <text:list-item>
          <text:p text:style-name="P19">Oculus Quest games</text:p>
          <text:list>
            <text:list-item>
              <text:p text:style-name="P43">I couldn’t resist buying an oculus quest</text:p>
            </text:list-item>
            <text:list-item>
              <text:p text:style-name="P43">6 DoF is the future</text:p>
            </text:list-item>
            <text:list-item>
              <text:p text:style-name="P43">Hand tracking is crazy</text:p>
            </text:list-item>
            <text:list-item>
              <text:p text:style-name="P43">Arcade style games vs Storyline games - my experience with each</text:p>
            </text:list-item>
            <text:list-item>
              <text:p text:style-name="P43">Favorite developer (VRVR, The Under Presents)</text:p>
            </text:list-item>
            <text:list-item>
              <text:p text:style-name="P43">Low Latency ping pong</text:p>
            </text:list-item>
            <text:list-item>
              <text:p text:style-name="P43">Good form of exercise (cross-link exercise)</text:p>
            </text:list-item>
          </text:list>
        </text:list-item>
      </text:list>
      <text:p text:style-name="Heading_20_4"><text:bookmark text:name="_dc2x7j3cwapg"/>Social Media &amp; Frequently Visited Sites</text:p>
      <text:list xml:id="list2484817551" text:style-name="WWNum25">
        <text:list-item>
          <text:p text:style-name="P20">Reddit</text:p>
        </text:list-item>
        <text:list-item>
          <text:p text:style-name="P20">Facebook (less frequently)</text:p>
        </text:list-item>
        <text:list-item>
          <text:p text:style-name="P20">Wikipedia</text:p>
        </text:list-item>
        <text:list-item>
          <text:p text:style-name="P20">YouTube</text:p>
          <text:list>
            <text:list-item>
              <text:p text:style-name="P44">MKBHD - Tech Reviews/Tech News</text:p>
            </text:list-item>
            <text:list-item>
              <text:p text:style-name="P44">Dave Jones EEVBlog - Electronics</text:p>
            </text:list-item>
            <text:list-item>
              <text:p text:style-name="P44">Kurzgesagt - Educational</text:p>
            </text:list-item>
            <text:list-item>
              <text:p text:style-name="P44">3blue 1brown - Educational</text:p>
            </text:list-item>
            <text:list-item>
              <text:p text:style-name="P44">Smarter Every Day - Educational</text:p>
            </text:list-item>
            <text:list-item>
              <text:p text:style-name="P44">ChrisFix - Car Repair/Maintenance </text:p>
            </text:list-item>
            <text:list-item>
              <text:p text:style-name="P44">LastWeekTonight - Informative Comedy</text:p>
            </text:list-item>
            <text:list-item>
              <text:p text:style-name="P44">RedMeansRecording - Electronic Musician using Cool Tech</text:p>
            </text:list-item>
            <text:list-item>
              <text:p text:style-name="P44">H3 Podcast - Podcast/Celeb News</text:p>
            </text:list-item>
            <text:list-item>
              <text:p text:style-name="P44">Paul Davids - Guitar technique</text:p>
            </text:list-item>
            <text:list-item>
              <text:p text:style-name="P44">Primitive Technology - Relaxing Nature Building (Please smelt metal)</text:p>
            </text:list-item>
          </text:list>
        </text:list-item>
      </text:list>
      <text:p text:style-name="P2"/>
      <text:list xml:id="list13605583890658" text:continue-numbering="true" text:style-name="WWNum25">
        <text:list-item>
          <text:p text:style-name="P20">Blogs</text:p>
          <text:list>
            <text:list-item>
              <text:p text:style-name="P44">LessWrong</text:p>
            </text:list-item>
            <text:list-item>
              <text:p text:style-name="P44">SlateStarCodex</text:p>
            </text:list-item>
          </text:list>
        </text:list-item>
      </text:list>
      <text:p text:style-name="Heading_20_3"><text:bookmark text:name="_yaaa935s34sd"/>Science &amp; Technology</text:p>
      <text:p text:style-name="Heading_20_4"><text:bookmark text:name="_a5nrbgglcbwf"/>Common Technology in My Life</text:p>
      <text:list xml:id="list3398381529" text:style-name="WWNum3">
        <text:list-item>
          <text:p text:style-name="P21">Favorite computer brand/build your own, favorite operating systems, speakers, headphones, keyboards, all kinds of stuff</text:p>
        </text:list-item>
        <text:list-item>
          <text:p text:style-name="P21">Phone rooting</text:p>
        </text:list-item>
        <text:list-item>
          <text:p text:style-name="P21">Encryption: general thoughts</text:p>
        </text:list-item>
        <text:list-item>
          <text:p text:style-name="P21"><text:soft-page-break/>Comma Self-drive, link repository?</text:p>
        </text:list-item>
        <text:list-item>
          <text:p text:style-name="P21">Two factor authentication/security</text:p>
        </text:list-item>
      </text:list>
      <text:p text:style-name="Heading_20_4"><text:bookmark text:name="_2pobq2oh8k6q"/>Hobbyist &amp; Professional Electronics</text:p>
      <text:list xml:id="list1072080965" text:style-name="WWNum16">
        <text:list-item>
          <text:p text:style-name="P22">What do you mean "Electronics"?</text:p>
        </text:list-item>
        <text:list-item>
          <text:p text:style-name="P22">What got me into electronics originally?</text:p>
        </text:list-item>
        <text:list-item>
          <text:p text:style-name="P22">What made me choose a formal education in electrical engineering versus keeping it as a hobby?</text:p>
        </text:list-item>
        <text:list-item>
          <text:p text:style-name="P22">Do I find it as fun of a hobby now that it's a profession? (Yep)</text:p>
        </text:list-item>
        <text:list-item>
          <text:p text:style-name="P22">Is it worth re-designing things that are already available? </text:p>
        </text:list-item>
      </text:list>
      <text:p text:style-name="Heading_20_4"><text:bookmark text:name="_4eirio904x7s"/>Programming</text:p>
      <text:list xml:id="list1839879388" text:style-name="WWNum28">
        <text:list-item>
          <text:p text:style-name="P23">Web Design ("I have a lot of rambling thoughts and various forms of content, but I don't want to redesign a template page every time I want to post something.")</text:p>
        </text:list-item>
        <text:list-item>
          <text:p text:style-name="P23">Languages overview</text:p>
        </text:list-item>
        <text:list-item>
          <text:p text:style-name="P23">Past projects </text:p>
        </text:list-item>
        <text:list-item>
          <text:p text:style-name="P23">projects I'm always toying with - e.g. web scrapers and stocks. </text:p>
        </text:list-item>
        <text:list-item>
          <text:p text:style-name="P23">IDEs, </text:p>
        </text:list-item>
        <text:list-item>
          <text:p text:style-name="P23">briefly introduce firmware projects</text:p>
        </text:list-item>
      </text:list>
      <text:p text:style-name="Heading_20_2"><text:bookmark text:name="_ruo1reqzs9e6"/>Independent Research &amp; Development</text:p>
      <text:list xml:id="list327610794" text:style-name="WWNum29">
        <text:list-item>
          <text:p text:style-name="P24">Elaborate on my research process, </text:p>
        </text:list-item>
        <text:list-item>
          <text:p text:style-name="P24">single out small stuff like research on basic Noots like L-Theanine/caffeine, Vitamin D deficiencies, etc.</text:p>
        </text:list-item>
      </text:list>
      <text:p text:style-name="P3"/>
      <text:p text:style-name="Heading_20_3"><text:bookmark text:name="_5m9sk8dca8if"/>Product Ideas</text:p>
      <text:list xml:id="list2182549254" text:style-name="WWNum14">
        <text:list-item>
          <text:p text:style-name="P25"/>
        </text:list-item>
      </text:list>
      <text:p text:style-name="Heading_20_3"><text:bookmark text:name="_w12l88i730cc"/>Home Laboratory</text:p>
      <text:list xml:id="list627199312" text:style-name="WWNum11">
        <text:list-item>
          <text:p text:style-name="P28">Equipment I have, purpose it serves, how much I've used it, how well it's held up to abuse. Lots of cat chewing damage control haha</text:p>
        </text:list-item>
      </text:list>
      <text:p text:style-name="Heading_20_3"><text:bookmark text:name="_snsvutx1zl9c"/>Privacy</text:p>
      <text:list xml:id="list696247876" text:style-name="WWNum20">
        <text:list-item>
          <text:p text:style-name="P29">Companies</text:p>
        </text:list-item>
        <text:list-item>
          <text:p text:style-name="P29">current events</text:p>
        </text:list-item>
      </text:list>
      <text:p text:style-name="Standard"/>
      <text:p text:style-name="Heading_20_3"><text:bookmark text:name="_41pc08zcy1bh"/>Activity Tracking Methods &amp; Results</text:p>
      <text:list xml:id="list2785253916" text:style-name="WWNum7">
        <text:list-item>
          <text:p text:style-name="P30">Describe how I set up memento to rack random instances of anything, show some examples of why</text:p>
        </text:list-item>
      </text:list>
      <text:p text:style-name="Standard"><text:soft-page-break/></text:p>
      <text:p text:style-name="Heading_20_2"><text:bookmark text:name="_7pyfpch5hgww"/>Memories</text:p>
      <text:list xml:id="list3185388491" text:style-name="WWNum19">
        <text:list-item>
          <text:p text:style-name="P31">Maybe try to start forming a general biographical picture of my upbringing. </text:p>
        </text:list-item>
        <text:list-item>
          <text:p text:style-name="P31">Start simple with a timeline of what I remember</text:p>
        </text:list-item>
        <text:list-item>
          <text:p text:style-name="P31">Places lived,</text:p>
        </text:list-item>
        <text:list-item>
          <text:p text:style-name="P31">Best friends (probably not for the website),</text:p>
        </text:list-item>
        <text:list-item>
          <text:p text:style-name="P31">Favorite activities over time</text:p>
        </text:list-item>
        <text:list-item>
          <text:p text:style-name="P31">First times and first things (computers for example)</text:p>
        </text:list-item>
        <text:list-item>
          <text:p text:style-name="P31">Phases of favorites</text:p>
        </text:list-item>
        <text:list-item>
          <text:p text:style-name="P31">Vague memories like catching tadpoles, injuries,</text:p>
        </text:list-item>
        <text:list-item>
          <text:p text:style-name="P31">At least one memory of all family members</text:p>
        </text:list-item>
      </text:list>
      <text:p text:style-name="Standard"/>
      <text:p text:style-name="Heading_20_2"><text:bookmark text:name="_tuc0biuus2rf"/>Random Websites/Webpages of Interest</text:p>
      <text:list xml:id="list13605883821731" text:continue-list="list696247876" text:style-name="WWNum20">
        <text:list-item>
          <text:p text:style-name="P26"/>
        </text:list-item>
      </text:list>
      <text:p text:style-name="Standard"/>
      <text:p text:style-name="Heading_20_2"><text:bookmark text:name="_e2ejgeczvqqj"/>Professional Experience:</text:p>
      <text:list xml:id="list1143659113" text:style-name="WWNum9">
        <text:list-item>
          <text:p text:style-name="P32">Jobs, roles at jobs</text:p>
        </text:list-item>
        <text:list-item>
          <text:p text:style-name="P32">Experience, roles, some projects</text:p>
        </text:list-item>
      </text:list>
      <text:list xml:id="list13605106363332" text:continue-list="list627199312" text:style-name="WWNum11">
        <text:list-item>
          <text:p text:style-name="P27"/>
        </text:list-item>
      </text:list>
      <text:p text:style-name="P1"/>
      <text:p text:style-name="Standard"/>
      <text:p text:style-name="Heading_20_3"><text:bookmark text:name="_bb3lsn25r4p"/>Gardening:</text:p>
      <text:list xml:id="list2865026014" text:style-name="WWNum12">
        <text:list-item>
          <text:p text:style-name="P33">Could at least introduce the fact that we've started gardening (link to composting as a positive moral)</text:p>
        </text:list-item>
      </text:list>
      <text:p text:style-name="Standard"/>
      <text:p text:style-name="Standard">Most interesting developments of culture/technology/etc. that I've seen in my short lifetime so far. Interesting futuristic tech!</text:p>
      <text:p text:style-name="Standard"/>
      <text:p text:style-name="Standard">Common, not-so-simple guides to interfacing with the internet</text:p>
      <text:list xml:id="list1900819681" text:style-name="WWNum1">
        <text:list-item>
          <text:p text:style-name="P34">How and why to use an ad-blocker, which one to choose, and how to use the ad-blocker and/or custom css scripts to further block things. Introduce pi-hole briefly and tell people you've never used it.</text:p>
        </text:list-item>
      </text:list>
      <text:p text:style-name="Standard"/>
      <text:p text:style-name="Heading_20_3"><text:bookmark text:name="_c9jqz9ypfue8"/>Recurring random ramblings</text:p>
      <text:p text:style-name="Standard"/>
      <text:p text:style-name="Standard"/>
      <text:p text:style-name="Standard"><text:soft-page-break/>Bucket list</text:p>
      <text:p text:style-name="Standard"/>
      <text:p text:style-name="Standard"/>
      <text:p text:style-name="Standard">Bread making experiences</text:p>
      <text:p text:style-name="Standard"/>
      <text:p text:style-name="Standard"/>
      <text:p text:style-name="Standard">Record Play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Collabora_Office/6.2.10.18$Linux_X86_64 LibreOffice_project/1692732d0a831b05041c672eeec22ebc509aba69</meta:generator>
    <dc:date>2020-08-04T01:36:04.826944083</dc:date>
    <meta:editing-duration>PT1M3S</meta:editing-duration>
    <meta:editing-cycles>1</meta:editing-cycles>
    <meta:document-statistic meta:table-count="0" meta:image-count="0" meta:object-count="0" meta:page-count="13" meta:paragraph-count="337" meta:word-count="3403" meta:character-count="19100" meta:non-whitespace-character-count="16227"/>
  </office:meta>
</office:document-meta>
</file>